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a539" officeooo:paragraph-rsid="000ea53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a539" officeooo:paragraph-rsid="000ea539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ea53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a539" style:text-blinking="false" fo:background-color="transparent" loext:char-shading-value="0"/>
    </style:style>
    <style:style style:name="T3" style:family="text">
      <style:text-properties officeooo:rsid="000ea539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ификатор на игрови двигатели</text:p>
      <text:p text:style-name="P1"/>
      <text:p text:style-name="P2">Галя Георгиева Додова ФН: 45616, бакалавър, специалност Информатика</text:p>
      <text:p text:style-name="P2"/>
      <text:p text:style-name="P2">Моят проект представлява класификатор на игрови двигатели, които се използват най-често за създаване на видеоигри. </text:p>
      <text:p text:style-name="P2">Целта на този проект е подреждането на съответните двигатели по категории, за да може всеки да намери най-подходящия за целите си. </text:p>
      <text:p text:style-name="P2">Данните са разпределени в няколко категории, които представляват различни социални мрежи и харесвания на съответните страници, както и брой публикации (видеа), съдържащи инъформация за съответния игрови двигател. </text:p>
      <text:p text:style-name="P2">Линк към данните от Kaggle: <text:a xlink:type="simple" xlink:href="https://www.kaggle.com/datasets/igalbronshtein/game-engines?resource=download" text:style-name="Internet_20_link" text:visited-style-name="Visited_20_Internet_20_Link">https://www.kaggle.com/datasets/igalbronshtein/game-engines?resource=download</text:a></text:p>
      <text:p text:style-name="P3"><text:span text:style-name="T3">Ще използвам библиотеките Pandas, Numpy. Алгоритмите ще бъдат </text:span><text:bookmark text:name="docs-internal-guid-43e007a1-7fff-21ef-ee0b-f710f4086399"/><text:span text:style-name="T1">SVM </text:span><text:span text:style-name="T2">и </text:span><text:bookmark text:name="docs-internal-guid-c31effe7-7fff-fb62-a03f-e9000e5385b5"/><text:span text:style-name="T2">KNN. 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8:12:24.428609265</meta:creation-date>
    <dc:date>2023-08-02T19:01:26.554345253</dc:date>
    <meta:editing-duration>PT35S</meta:editing-duration>
    <meta:editing-cycles>1</meta:editing-cycles>
    <meta:document-statistic meta:table-count="0" meta:image-count="0" meta:object-count="0" meta:page-count="1" meta:paragraph-count="7" meta:word-count="92" meta:character-count="736" meta:non-whitespace-character-count="647"/>
    <meta:generator>LibreOffice/7.5.4.2$Linux_X86_64 LibreOffice_project/50$Build-2</meta:generator>
  </office:meta>
</office:document-meta>
</file>